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4pt"/>
    </style:style>
    <style:style style:name="co2" style:family="table-column">
      <style:table-column-properties fo:break-before="auto" style:column-width="92.89pt"/>
    </style:style>
    <style:style style:name="co3" style:family="table-column">
      <style:table-column-properties fo:break-before="auto" style:column-width="100.66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8.9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center" fo:margin-left="0pt"/>
      <style:text-properties style:font-name="DejaVu Sans Mono" fo:font-size="16pt" style:font-name-asian="DejaVu Sans Mono" style:font-size-asian="16pt" style:font-name-complex="DejaVu Sans Mono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pt"/>
      <style:text-properties style:font-name="DejaVu Sans Mono" fo:font-size="16pt" style:font-name-asian="DejaVu Sans Mono" style:font-size-asian="16pt" style:font-name-complex="DejaVu Sans Mono" style:font-size-complex="16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number-columns-repeated="1017" table:default-cell-style-name="ce4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Ounces of water</text:p>
          </table:table-cell>
          <table:table-cell table:style-name="ce1" office:value-type="string" calcext:value-type="string">
            <text:p>Good Flips</text:p>
          </table:table-cell>
          <table:table-cell table:style-name="ce1" office:value-type="string" calcext:value-type="string">
            <text:p>Bad Flips</text:p>
          </table:table-cell>
          <table:table-cell table:style-name="ce1" office:value-type="string" calcext:value-type="string">
            <text:p>Total Good</text:p>
          </table:table-cell>
          <table:table-cell table:style-name="ce1" office:value-type="string" calcext:value-type="string">
            <text:p>Total Bad</text:p>
          </table:table-cell>
          <table:table-cell table:style-name="ce1" office:value-type="string" calcext:value-type="string">
            <text:p>Good + Bad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5" office:value-type="string" calcext:value-type="string">
            <text:p>❍ ❍ ❍ ❍ ❍ ❍ ❍ ❍ ❍ ❍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6" office:value-type="string" calcext:value-type="string">
            <text:p>❍ ❍ ❍ ❍ ❍ ❍ ❍ ❍ ❍ ❍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 table:style-name="ce5" office:value-type="string" calcext:value-type="string">
            <text:p>❍ ❍ ❍ ❍ ❍ ❍ ❍ ❍ ❍ ❍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6" office:value-type="string" calcext:value-type="string">
            <text:p>❍ ❍ ❍ ❍ ❍ ❍ ❍ ❍ ❍ ❍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5" office:value-type="string" calcext:value-type="string">
            <text:p>❍ ❍ ❍ ❍ ❍ ❍ ❍ ❍ ❍ ❍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6" office:value-type="string" calcext:value-type="string">
            <text:p>❍ ❍ ❍ ❍ ❍ ❍ ❍ ❍ ❍ ❍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2" table:style-name="ce5" office:value-type="string" calcext:value-type="string">
            <text:p>❍ ❍ ❍ ❍ ❍ ❍ ❍ ❍ ❍ ❍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2" table:style-name="ce6" office:value-type="string" calcext:value-type="string">
            <text:p>❍ ❍ ❍ ❍ ❍ ❍ ❍ ❍ ❍ ❍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2" table:style-name="ce5" office:value-type="string" calcext:value-type="string">
            <text:p>❍ ❍ ❍ ❍ ❍ ❍ ❍ ❍ ❍ ❍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6" office:value-type="string" calcext:value-type="string">
            <text:p>❍ ❍ ❍ ❍ ❍ ❍ ❍ ❍ ❍ ❍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Name: ______________________________________</text:p>
        </style:region-lef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24:22.690722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40:58.910365367</meta:creation-date>
    <dc:date>2016-12-05T08:05:47.165508341</dc:date>
    <meta:editing-duration>PT1H28M57S</meta:editing-duration>
    <meta:editing-cycles>12</meta:editing-cycles>
    <meta:generator>LibreOffice/5.1.6.2.0$Linux_X86_64 LibreOffice_project/10m0$Build-2</meta:generator>
    <meta:document-statistic meta:table-count="1" meta:cell-count="37" meta:object-count="0"/>
  </office:meta>
</office:document-meta>
</file>